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782cm"/>
    </style:style>
    <style:style style:name="gr2" style:family="graphic" style:parent-style-name="standard">
      <style:graphic-properties draw:textarea-horizontal-align="justify" draw:textarea-vertical-align="middle" draw:auto-grow-height="false" fo:min-height="1.584cm" fo:min-width="2.985cm"/>
    </style:style>
    <style:style style:name="gr3" style:family="graphic" style:parent-style-name="standard">
      <style:graphic-properties draw:textarea-horizontal-align="justify" draw:textarea-vertical-align="middle" draw:auto-grow-height="false" fo:min-height="1.584cm" fo:min-width="3.874cm"/>
    </style:style>
    <style:style style:name="gr4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5" style:family="graphic" style:parent-style-name="standard">
      <style:graphic-properties draw:textarea-horizontal-align="justify" draw:textarea-vertical-align="middle" draw:auto-grow-height="false" fo:min-height="2.29cm" fo:min-width="8.898cm"/>
    </style:style>
    <style:style style:name="gr6" style:family="graphic" style:parent-style-name="standard">
      <style:graphic-properties draw:textarea-horizontal-align="justify" draw:textarea-vertical-align="middle" draw:auto-grow-height="false" fo:min-height="3.533cm" fo:min-width="8.109cm"/>
    </style:style>
    <style:style style:name="P1" style:family="paragraph">
      <style:text-properties fo:font-weight="bold" style:font-weight-asian="bold" style:font-weight-complex="bold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.193cm" svg:height="2.032cm" svg:x="2.397cm" svg:y="1.635cm">
          <draw:text-box>
            <text:p><text:span text:style-name="T1">Client-server architecture for time clock program</text:span></text:p>
          </draw:text-box>
        </draw:frame>
        <draw:custom-shape draw:style-name="gr2" draw:text-style-name="P2" draw:layer="layout" svg:width="3.683cm" svg:height="2.032cm" svg:x="7.985cm" svg:y="3.54cm">
          <text:p text:style-name="P2">GA 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2" draw:layer="layout" svg:width="4.572cm" svg:height="2.032cm" svg:x="12.557cm" svg:y="3.513cm">
          <text:p text:style-name="P2">SUPERVIS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9.763cm" svg:y1="5.572cm" svg:x2="9.763cm" svg:y2="7.731cm">
          <text:p/>
        </draw:line>
        <draw:line draw:style-name="gr4" draw:text-style-name="P2" draw:layer="layout" svg:x1="14.663cm" svg:y1="5.573cm" svg:x2="14.663cm" svg:y2="7.732cm">
          <text:p/>
        </draw:line>
        <draw:custom-shape draw:style-name="gr5" draw:text-style-name="P2" draw:layer="layout" svg:width="9.398cm" svg:height="2.54cm" svg:x="7.523cm" svg:y="7.731cm">
          <text:p text:style-name="P2"><text:s/>BROWSER</text:p>
          <draw:enhanced-geometry svg:viewBox="0 0 21600 21600" draw:type="rectangle" draw:enhanced-path="M 0 0 L 21600 0 21600 21600 0 21600 0 0 Z N"/>
        </draw:custom-shape>
        <draw:custom-shape draw:style-name="gr6" draw:text-style-name="P2" draw:layer="layout" svg:width="9.017cm" svg:height="4.191cm" svg:x="7.731cm" svg:y="16.059cm">
          <text:p text:style-name="P2">WEB SERVER</text:p>
          <text:p text:style-name="P2">DATABAS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2" draw:layer="layout" svg:x1="12.203cm" svg:y1="10.171cm" svg:x2="12.176cm" svg:y2="12.076cm">
          <text:p/>
        </draw:line>
        <draw:custom-shape draw:style-name="gr5" draw:text-style-name="P2" draw:layer="layout" svg:width="9.398cm" svg:height="2.54cm" svg:x="7.504cm" svg:y="12.049cm">
          <text:p text:style-name="P2">INTERNET</text:p>
          <draw:enhanced-geometry svg:viewBox="0 0 21600 21600" draw:type="rectangle" draw:enhanced-path="M 0 0 L 21600 0 21600 21600 0 21600 0 0 Z N"/>
        </draw:custom-shape>
        <draw:line draw:style-name="gr4" draw:text-style-name="P2" draw:layer="layout" svg:x1="12.076cm" svg:y1="14.462cm" svg:x2="12.049cm" svg:y2="16.113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1-27T00:54:57.809000000</meta:creation-date>
    <dc:date>2016-11-29T20:57:01.760000000</dc:date>
    <meta:editing-duration>PT15M15S</meta:editing-duration>
    <meta:editing-cycles>2</meta:editing-cycles>
    <meta:generator>LibreOffice/4.3.5.2$Windows_x86 LibreOffice_project/3a87456aaa6a95c63eea1c1b3201acedf0751bd5</meta:generator>
    <meta:document-statistic meta:object-count="10"/>
  </office:meta>
</office:document-meta>
</file>